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3f7"/>
    </style:style>
    <style:style style:name="P2" style:family="paragraph" style:parent-style-name="Standard">
      <style:text-properties fo:font-size="14pt" officeooo:rsid="0012682d" officeooo:paragraph-rsid="0012682d" style:font-size-asian="14pt" style:font-size-complex="14pt"/>
    </style:style>
    <style:style style:name="P3" style:family="paragraph" style:parent-style-name="Standard">
      <style:text-properties fo:font-size="14pt" officeooo:paragraph-rsid="0013a3f7" style:font-size-asian="14pt" style:font-size-complex="14pt"/>
    </style:style>
    <style:style style:name="P4" style:family="paragraph" style:parent-style-name="Standard">
      <style:text-properties fo:font-size="14pt" officeooo:rsid="0014e6c1" officeooo:paragraph-rsid="001ef3f0" style:font-size-asian="14pt" style:font-size-complex="14pt"/>
    </style:style>
    <style:style style:name="P5" style:family="paragraph" style:parent-style-name="Standard">
      <style:text-properties fo:font-size="14pt" officeooo:rsid="0014e6c1" officeooo:paragraph-rsid="00200868" style:font-size-asian="14pt" style:font-size-complex="14pt"/>
    </style:style>
    <style:style style:name="P6" style:family="paragraph" style:parent-style-name="Standard">
      <style:text-properties fo:font-size="14pt" officeooo:rsid="00177030" officeooo:paragraph-rsid="001ef3f0" style:font-size-asian="14pt" style:font-size-complex="14pt"/>
    </style:style>
    <style:style style:name="P7" style:family="paragraph" style:parent-style-name="Standard">
      <style:text-properties fo:font-size="14pt" officeooo:rsid="001fa15a" officeooo:paragraph-rsid="0022a4a5" style:font-size-asian="14pt" style:font-size-complex="14pt"/>
    </style:style>
    <style:style style:name="P8" style:family="paragraph" style:parent-style-name="Standard">
      <style:text-properties fo:font-size="14pt" officeooo:rsid="001fa15a" officeooo:paragraph-rsid="00200868" style:font-size-asian="14pt" style:font-size-complex="14pt"/>
    </style:style>
    <style:style style:name="P9" style:family="paragraph" style:parent-style-name="Standard">
      <style:text-properties fo:font-size="14pt" officeooo:rsid="001fa15a" officeooo:paragraph-rsid="002116ed" style:font-size-asian="14pt" style:font-size-complex="14pt"/>
    </style:style>
    <style:style style:name="P10" style:family="paragraph" style:parent-style-name="Standard">
      <style:text-properties fo:font-size="14pt" officeooo:rsid="001fa15a" officeooo:paragraph-rsid="001ef3f0" style:font-size-asian="14pt" style:font-size-complex="14pt"/>
    </style:style>
    <style:style style:name="P11" style:family="paragraph" style:parent-style-name="Standard">
      <style:text-properties fo:font-size="14pt" officeooo:rsid="0022a4a5" officeooo:paragraph-rsid="0022a4a5" style:font-size-asian="14pt" style:font-size-complex="14pt"/>
    </style:style>
    <style:style style:name="P12" style:family="paragraph" style:parent-style-name="Standard">
      <style:text-properties fo:font-size="14pt" officeooo:rsid="0022a4a5" officeooo:paragraph-rsid="002a6aa8" style:font-size-asian="14pt" style:font-size-complex="14pt"/>
    </style:style>
    <style:style style:name="P13" style:family="paragraph" style:parent-style-name="Standard">
      <style:text-properties fo:font-size="14pt" officeooo:rsid="0023e162" officeooo:paragraph-rsid="0023e162" style:font-size-asian="14pt" style:font-size-complex="14pt"/>
    </style:style>
    <style:style style:name="P14" style:family="paragraph" style:parent-style-name="Standard">
      <style:text-properties fo:font-size="14pt" officeooo:rsid="0030f762" officeooo:paragraph-rsid="001ef3f0" style:font-size-asian="14pt" style:font-size-complex="14pt"/>
    </style:style>
    <style:style style:name="P15" style:family="paragraph" style:parent-style-name="Standard">
      <style:text-properties fo:font-size="14pt" officeooo:rsid="0014e6c1" officeooo:paragraph-rsid="0022a4a5" style:font-size-asian="14pt" style:font-size-complex="14pt"/>
    </style:style>
    <style:style style:name="T1" style:family="text">
      <style:text-properties officeooo:rsid="0016a8e8"/>
    </style:style>
    <style:style style:name="T2" style:family="text">
      <style:text-properties officeooo:rsid="00177030"/>
    </style:style>
    <style:style style:name="T3" style:family="text">
      <style:text-properties officeooo:rsid="00195448"/>
    </style:style>
    <style:style style:name="T4" style:family="text">
      <style:text-properties officeooo:rsid="0021a324"/>
    </style:style>
    <style:style style:name="T5" style:family="text">
      <style:text-properties officeooo:rsid="001ffde6"/>
    </style:style>
    <style:style style:name="T6" style:family="text">
      <style:text-properties officeooo:rsid="002116ed"/>
    </style:style>
    <style:style style:name="T7" style:family="text">
      <style:text-properties officeooo:rsid="00237b4f"/>
    </style:style>
    <style:style style:name="T8" style:family="text">
      <style:text-properties officeooo:rsid="0027ac41"/>
    </style:style>
    <style:style style:name="T9" style:family="text">
      <style:text-properties officeooo:rsid="0028a63b"/>
    </style:style>
    <style:style style:name="T10" style:family="text">
      <style:text-properties officeooo:rsid="002db527"/>
    </style:style>
    <style:style style:name="T11" style:family="text">
      <style:text-properties fo:font-size="14pt" style:font-size-asian="14pt" style:font-size-complex="14pt"/>
    </style:style>
    <style:style style:name="T12" style:family="text">
      <style:text-properties fo:font-size="14pt" officeooo:rsid="0013a3f7"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tuacion problemática</text:p>
      <text:p text:style-name="P2"/>
      <text:p text:style-name="P1"><text:span text:style-name="T12">En Bolivia,en los ultimos 5 </text:span><text:span text:style-name="Emphasis"><text:span text:style-name="T11">años</text:span></text:span><text:span text:style-name="T12"> el sector economico de servicios de belleza ha aumentado un 80%.En el <text:s/></text:span><text:span text:style-name="Emphasis"><text:span text:style-name="T12">año 2010 existian tan solo 100 empresas registradas bajo la funcion economica de servicios de belleza. Actualmente, existen mas de 1000 empresas registradas bajo la mencionada funcion economica</text:span></text:span><text:span text:style-name="T12">.A su vez, el desarrollo tecnologico y el uso de telefonos inteligentes ha aumentado, siendo utilizados para facilitar la vida de las personas en las tareas mas contidianas, como pedir comida, pedir un taxi. Sin embargo, en el sector de los salones de belleza este avance no se ha hecho evidente, no existe una alternativa para que las personas puedan facilmente ver los salones de belleza a su alrededor, sus servicios y realizar una reserva. Por lo cual las personas les resulta complicado realizar una reserva, esperan horas y no pueden ver sus alternativas. <text:s text:c="2"/>A su vez, los salones de belleza no cuentan con herramientas eficaces para poder gestionar sus clientes, reservas,finanzas y personal.</text:span></text:p>
      <text:p text:style-name="P3"/>
      <text:p text:style-name="P4">Muchos salones de belleza han optado por metodos de reserva a traves de las redes sociales (Facebook, Whatss<text:span text:style-name="T2">a</text:span>app). Sin embargo, los problemas al gestionar las reservas continuan , al hacer el trabajo demasiado pesado para juntar y cruzar la informacion de los clientes, generando <text:span text:style-name="T1">cruce de horarios, clientes no atendidos y exahustivas reservas por parte de los clientes.</text:span></text:p>
      <text:p text:style-name="P6"/>
      <text:p text:style-name="P6">En Bolivia <text:span text:style-name="T3">la</text:span> empresa Wonoma , que tambien ofrece una aplicación para poder realizar reservas y gestionar todo el proceso de las Barberias <text:span text:style-name="T3">ha incursado en el mercado</text:span>.<text:span text:style-name="T3">Sin embargo, esta orientado mas hacia salones de belleza femeninos, dejando de lado el 50 % del mercado que son las Barberias masculinas de lado y debido a su alto costo para los salones de belleza 900 Bs mensaul (casi la mitad de un salario minimo en Bolivia ) tan solo cuenta con 5 salones registrados a nivel nacional.</text:span></text:p>
      <text:p text:style-name="P6"/>
      <text:p text:style-name="P7">Al no contar con estas herramientas los clientes tienen los siguientes problemas.</text:p>
      <text:p text:style-name="P7"/>
      <text:p text:style-name="P11"><text:span text:style-name="T10">Respecto a las a</text:span>lternativas salones de belleza</text:p>
      <text:p text:style-name="P7"/>
      <text:p text:style-name="P7">No pueden ver sus alternativas, es decir, no pueden ver salones de belleza que se puedan adecuar mejor a sus necesidades, ya sea por su ubicación, servicios. <text:span text:style-name="T6">Lo cual no les permite satisfacer sus necesidades.A su vez, para los salones de belleza, les resulta mas dificil llegar al publico al que realmente apuntan.</text:span></text:p>
      <text:p text:style-name="P7"/>
      <text:p text:style-name="P11">Reservas</text:p>
      <text:p text:style-name="P7"/>
      <text:p text:style-name="P8">Tienen dificultad al realizar reservas, muchas veces tienen que llamar directamente obligandoles <text:s/>gastar su credito telefonico,caso contrario, cuando envian mensajes por redes sociales como Facebook o Whatsapp, estos tardan demasiado en ser atendidos y <text:soft-page-break/>confirmados, por lo que al cliente le genera insatisfaccion. Cuando los clientes por fin logran confirmar una reserva , muchas veces cuando llegan a su reserva en la hora correcta, aun tienen que esperar , por la dificultad de los salones de belleza para gestionar sus reservas.</text:p>
      <text:p text:style-name="P8"/>
      <text:p text:style-name="P9">Por parte de los salones de belleza<text:span text:style-name="T4"> la mayoria registra sus reservas en libros, registrar esta informacion <text:s/>y verificar si no existe otra reserva a la misma hora , es un trabajo tedioso y largo. Ademas , al no contar con una estructura estandar para una reserva, muchas veces esto genera que realizar una reserva requiera demasiados mensajes y dure demasiado. Al no gestionar las reservas correctamente los salones de belleza pierden clientes, porque suelen esperar demasiado por un servicio, ademas las reservas brindan informacion clave como los horarios mas concurridos, o los dias mas bajos, informacion que pueden utilizar los salones para realizar estrategias economicas, como ofertas o aumento de personal. Muchas veces tambien los clientes quieren asistir a sus revservas. Sin embargo, las olvidan, enviar algun tipo de notificacion por algun medio, ayudaria tambien al cliente a recordar y asistir a sus reservas.</text:span></text:p>
      <text:p text:style-name="P9"/>
      <text:p text:style-name="P11">Base de datos de clientes</text:p>
      <text:p text:style-name="P8"/>
      <text:p text:style-name="P8">Por parte de los salones de belleza <text:s/>no cuentan con una base de datos o informacion de sus clientes, vivimos en la era de la informacion , hoy en dia la informacion es el aspecto mas importante <text:span text:style-name="T8">en las empersas en cualquier rubro</text:span>.Al no contar con una base de datos de sus clientes se pierde la informacion de , frecuencia con la que los clientes asisten al salon,<text:span text:style-name="T5">por ejemplo, 1 semana, 2 semanas.Informacion de cual es el porcentaje de retencion de los clientes. Por ejemplo , tan solo el 40% de los clientes que asisten la primera vez, vuelven al salon. Informacion personal del cliente, fecha de cumpleanos, correo electronico o numero de celular. La fecha de cumpleanos es muy importante para asi poder dar descuento en algun servicio ese dia y poder felicitar al cliente, generando una relacion mas fuerte con el salon. A travez del numero celular o correo electronico, se podrian mandar ofertas, nuevos servicios o cualquier informacion relevante para el cliente. </text:span></text:p>
      <text:p text:style-name="P8"/>
      <text:p text:style-name="P12">Pago de comisiones</text:p>
      <text:p text:style-name="P12"/>
      <text:p text:style-name="P12">Un problema mas que se genera para los salones de belleza es pagar a sus emplead<text:span text:style-name="T9">o</text:span>s. La mayoria trabaja sobre el sistema de comisiones. Es decir, un corte de cabello cuesta 30 Bs. 50% recibe el estilista o peluquero y el otro 50% lo recibe el salon. La tarea de pagar a fin de dia o semana estas comisiones suele ser complicado porque no se registra correctamente la informacion , con fecha y hora, ademas de cliente, por lo que muchas veces suelen haber discusiones sobre si el estilista o peluquero recibio mas dinero o menos del que habia generado. Situacion parecida sucede con las ventas de productos en <text:soft-page-break/>la que muchos casos, los empleados se llevan un porcentaje 5%,10% o en su defecto montos fijos 10 Bs, 15 Bs, ocurre la misma situacion.</text:p>
      <text:p text:style-name="P8"/>
      <text:p text:style-name="P11">Flujo de caja</text:p>
      <text:p text:style-name="P5"/>
      <text:p text:style-name="P11">La mayoria de los salones de belleza manejan todos sus registros en libros, lo cual genera mucha dificultad al realizar balances, realizar ventas, manejar stock, etc. Sacar el balance de ingresos , egresos en una semana suele ser un trabajo muy tedioso y dificl, tarea que se podria realizar en instantes si se usara una herramienta eficaz de software. Ademas, para ver el estado de las cuentas, muchas veces es necesario ir hasta el establecimiento fisico, lo cual deberia ser simple, como abrir una aplicación y consultar mi estado, <text:span text:style-name="T7">ya sea me encuentre en el establecimiento o en otro lugar alejado</text:span>.</text:p>
      <text:p text:style-name="P15"/>
      <text:p text:style-name="P4">Es necesario <text:span text:style-name="T1">plantear una soluciona este problema , para asi poder mejorar la experiencia de las personas al ver opciones y realizar reservas para ir a un salon de belleza. A su vez , aumentar el trafico de los salones y su rentabilidad , y administrar todo su salon a un precio accesibl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22:10:54.328452928</meta:creation-date>
    <dc:date>2019-09-09T18:05:28.467540329</dc:date>
    <meta:editing-duration>PT57M33S</meta:editing-duration>
    <meta:editing-cycles>18</meta:editing-cycles>
    <meta:generator>LibreOffice/6.2.6.2$Linux_X86_64 LibreOffice_project/20$Build-2</meta:generator>
    <meta:document-statistic meta:table-count="0" meta:image-count="0" meta:object-count="0" meta:page-count="3" meta:paragraph-count="17" meta:word-count="1068" meta:character-count="6433" meta:non-whitespace-character-count="5375"/>
  </office:meta>
</office:document-meta>
</file>